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9972in"/>
    </style:style>
    <style:style style:name="co7" style:family="table-column">
      <style:table-column-properties fo:break-before="auto" style:column-width="1.1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ffff00" fo:border="0.06pt solid #000000"/>
      <style:text-properties fo:color="#800000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svg:stroke-color="#ff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1.4787in" svg:y1="1.6154in" svg:x2="1.4354in" svg:y2="0.4039in">
            <text:p/>
          </draw:line>
          <draw:line draw:z-index="1" draw:style-name="gr1" draw:text-style-name="P1" svg:x1="3.9717in" svg:y1="1.5941in" svg:x2="1.511in" svg:y2="0.4358in">
            <text:p/>
          </draw:line>
          <draw:line draw:z-index="2" draw:style-name="gr1" draw:text-style-name="P1" svg:x1="1.2736in" svg:y1="2.2957in" svg:x2="0.5071in" svg:y2="1.5516in">
            <text:p/>
          </draw:line>
          <draw:line draw:z-index="3" draw:style-name="gr1" draw:text-style-name="P1" svg:x1="3.8744in" svg:y1="2.3063in" svg:x2="2.9787in" svg:y2="1.626in">
            <text:p/>
          </draw:line>
          <draw:line draw:z-index="4" draw:style-name="gr1" draw:text-style-name="P1" svg:x1="0.561in" svg:y1="2.3169in" svg:x2="0.5287in" svg:y2="4.1551in">
            <text:p/>
          </draw:line>
          <draw:line draw:z-index="5" draw:style-name="gr1" draw:text-style-name="P1" svg:x1="0.5181in" svg:y1="4.1445in" svg:x2="0.9929in" svg:y2="4.1764in">
            <text:p/>
          </draw:line>
          <draw:line draw:z-index="6" draw:style-name="gr1" draw:text-style-name="P1" svg:x1="2.7736in" svg:y1="2.2957in" svg:x2="1.5539in" svg:y2="3.3264in">
            <text:p/>
          </draw:line>
          <draw:line draw:z-index="7" draw:style-name="gr1" draw:text-style-name="P1" svg:x1="9.1413in" svg:y1="2.1362in" svg:x2="4.9862in" svg:y2="2.6354in">
            <text:p/>
          </draw:line>
          <draw:line draw:z-index="8" draw:style-name="gr1" draw:text-style-name="P1" svg:x1="10.5335in" svg:y1="2.1362in" svg:x2="1.5539in" svg:y2="3.3476in">
            <text:p/>
          </draw:line>
          <draw:line draw:z-index="9" draw:style-name="gr1" draw:text-style-name="P1" svg:x1="9.1197in" svg:y1="2.6248in" svg:x2="5.6339in" svg:y2="2.1469in">
            <text:p/>
          </draw:line>
          <draw:line draw:z-index="10" draw:style-name="gr1" draw:text-style-name="P1" svg:x1="10.8248in" svg:y1="2.6354in" svg:x2="11.3862in" svg:y2="3.3583in">
            <text:p/>
          </draw:line>
          <draw:line draw:z-index="11" draw:style-name="gr1" draw:text-style-name="P1" svg:x1="6.9071in" svg:y1="0.4146in" svg:x2="6.8315in" svg:y2="0.6697in">
            <text:p/>
          </draw:line>
          <draw:line draw:z-index="12" draw:style-name="gr1" draw:text-style-name="P1" svg:x1="1.6295in" svg:y1="0.3933in" svg:x2="1.6406in" svg:y2="0.6803in">
            <text:p/>
          </draw:line>
          <draw:line draw:z-index="13" draw:style-name="gr1" draw:text-style-name="P1" svg:x1="1.6295in" svg:y1="0.6697in" svg:x2="6.8209in" svg:y2="0.6697in">
            <text:p/>
          </draw:line>
          <draw:line draw:z-index="14" draw:style-name="gr1" draw:text-style-name="P1" svg:x1="7.8031in" svg:y1="0.9882in" svg:x2="4.9323in" svg:y2="0.4677in">
            <text:p/>
          </draw:line>
          <draw:line draw:z-index="15" draw:style-name="gr1" draw:text-style-name="P1" svg:x1="9.778in" svg:y1="0.9244in" svg:x2="11.1378in" svg:y2="0.3827in">
            <text:p/>
          </draw:line>
          <draw:line draw:z-index="16" draw:style-name="gr1" draw:text-style-name="P1" svg:x1="12.7028in" svg:y1="1.2752in" svg:x2="11.7854in" svg:y2="3.337in">
            <text:p/>
          </draw:line>
          <draw:line draw:z-index="17" draw:style-name="gr1" draw:text-style-name="P1" svg:x1="13.5984in" svg:y1="1.2752in" svg:x2="13.2425in" svg:y2="1.7429in">
            <text:p/>
          </draw:line>
          <draw:line draw:z-index="18" draw:style-name="gr1" draw:text-style-name="P1" svg:x1="13.2425in" svg:y1="1.7323in" svg:x2="1.9642in" svg:y2="1.0626in">
            <text:p/>
          </draw:line>
          <draw:line draw:z-index="19" draw:style-name="gr1" draw:text-style-name="P1" svg:x1="1.9535in" svg:y1="1.0413in" svg:x2="1.4354in" svg:y2="0.4465in">
            <text:p/>
          </draw:line>
          <draw:line draw:z-index="20" draw:style-name="gr1" draw:text-style-name="P1" svg:x1="15.1744in" svg:y1="1.2539in" svg:x2="11.3972in" svg:y2="0.4465in">
            <text:p/>
          </draw:line>
          <draw:line draw:z-index="21" draw:style-name="gr1" draw:text-style-name="P1" svg:x1="17.8402in" svg:y1="0.4465in" svg:x2="19.6858in" svg:y2="0.935in">
            <text:p/>
          </draw:lin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Contest</text:p>
          </table:table-cell>
          <table:table-cell table:number-columns-repeated="3"/>
          <table:table-cell office:value-type="string">
            <text:p>QuestionSet</text:p>
          </table:table-cell>
          <table:table-cell table:number-columns-repeated="5"/>
          <table:table-cell office:value-type="string">
            <text:p>Question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/>
          <table:table-cell table:style-name="ce1" office:value-type="string">
            <text:p>ID</text:p>
          </table:table-cell>
          <table:table-cell table:style-name="ce4" office:value-type="string">
            <text:p>Level</text:p>
          </table:table-cell>
          <table:table-cell table:style-name="ce5" office:value-type="string">
            <text:p>ContestID</text:p>
          </table:table-cell>
          <table:table-cell table:style-name="ce6" table:number-columns-repeated="2"/>
          <table:table-cell/>
          <table:table-cell table:style-name="ce1" office:value-type="string">
            <text:p>I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(DUT/FR/GE)</text:p>
          </table:table-cell>
          <table:table-cell table:style-name="ce4" office:value-type="string">
            <text:p>Correct Answer (DUT/FR/GE)</text:p>
          </table:table-cell>
          <table:table-cell table:style-name="ce4" office:value-type="string">
            <text:p>Official ID</text:p>
          </table:table-cell>
          <table:table-cell table:style-name="ce3" office:value-type="string">
            <text:p>Server</text:p>
          </table:table-cell>
          <table:table-cell table:style-name="ce4" office:value-type="string">
            <text:p>Pat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4"/>
          <table:table-cell office:value-type="string">
            <text:p>ClassContest</text:p>
          </table:table-cell>
          <table:table-cell table:number-columns-repeated="3"/>
          <table:table-cell office:value-type="string">
            <text:p>QuestionSetQuestion</text:p>
          </table:table-cell>
          <table:table-cell table:number-columns-repeated="9"/>
          <table:table-cell office:value-type="string">
            <text:p>Server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ClassID</text:p>
          </table:table-cell>
          <table:table-cell table:style-name="ce2" office:value-type="string">
            <text:p>ContestID</text:p>
          </table:table-cell>
          <table:table-cell table:number-columns-repeated="2"/>
          <table:table-cell table:style-name="ce2" office:value-type="string">
            <text:p>QS ID</text:p>
          </table:table-cell>
          <table:table-cell table:style-name="ce2" office:value-type="string">
            <text:p>Q ID</text:p>
          </table:table-cell>
          <table:table-cell table:style-name="ce4" office:value-type="string">
            <text:p>Difficulty</text:p>
          </table:table-cell>
          <table:table-cell table:number-columns-repeated="7"/>
          <table:table-cell table:style-name="ce1" office:value-type="string">
            <text:p>ID</text:p>
          </table:table-cell>
          <table:table-cell table:style-name="ce4" office:value-type="string">
            <text:p>Location</text:p>
          </table:table-cell>
        </table:table-row>
        <table:table-row table:style-name="ro2">
          <table:table-cell table:number-columns-repeated="12"/>
          <table:table-cell office:value-type="string">
            <text:p>PupilAnswers</text:p>
          </table:table-cell>
          <table:table-cell table:number-columns-repeated="7"/>
        </table:table-row>
        <table:table-row table:style-name="ro2">
          <table:table-cell table:number-columns-repeated="12"/>
          <table:table-cell table:style-name="ce2" office:value-type="string">
            <text:p>PupilID</text:p>
          </table:table-cell>
          <table:table-cell table:style-name="ce2" office:value-type="string">
            <text:p>ContestID</text:p>
          </table:table-cell>
          <table:table-cell table:style-name="ce2" office:value-type="string">
            <text:p>QuestionID</text:p>
          </table:table-cell>
          <table:table-cell table:style-name="ce4" office:value-type="string">
            <text:p>Answer</text:p>
          </table:table-cell>
          <table:table-cell table:number-columns-repeated="4"/>
        </table:table-row>
        <table:table-row table:style-name="ro2">
          <table:table-cell office:value-type="string">
            <text:p>OfficialContest</text:p>
          </table:table-cell>
          <table:table-cell table:number-columns-repeated="2"/>
          <table:table-cell office:value-type="string">
            <text:p>RestrictedContest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contestID</text:p>
          </table:table-cell>
          <table:table-cell/>
          <table:table-cell table:style-name="ce1" office:value-type="string">
            <text:p>ID</text:p>
          </table:table-cell>
          <table:table-cell table:style-name="ce3" office:value-type="string">
            <text:p>contestID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>
            <text:p>Class</text:p>
          </table:table-cell>
          <table:table-cell table:number-columns-repeated="13"/>
        </table:table-row>
        <table:table-row table:style-name="ro2">
          <table:table-cell office:value-type="string">
            <text:p>OrganizerOrganizes</text:p>
          </table:table-cell>
          <table:table-cell table:number-columns-repeated="2"/>
          <table:table-cell office:value-type="string">
            <text:p>TeacherOrganizes</text:p>
          </table:table-cell>
          <table:table-cell table:number-columns-repeated="2"/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Expiration Date</text:p>
          </table:table-cell>
          <table:table-cell table:style-name="ce5" office:value-type="string">
            <text:p>SchoolID</text:p>
          </table:table-cell>
          <table:table-cell table:style-name="ce5" office:value-type="string">
            <text:p>TeacherID</text:p>
          </table:table-cell>
          <table:table-cell table:style-name="ce4" office:value-type="string">
            <text:p>Level</text:p>
          </table:table-cell>
          <table:table-cell table:number-columns-repeated="8"/>
        </table:table-row>
        <table:table-row table:style-name="ro2">
          <table:table-cell table:style-name="ce2" office:value-type="string">
            <text:p>Org. ID</text:p>
          </table:table-cell>
          <table:table-cell table:style-name="ce2" office:value-type="string">
            <text:p>Cont. ID</text:p>
          </table:table-cell>
          <table:table-cell/>
          <table:table-cell table:style-name="ce2" office:value-type="string">
            <text:p>Teach. ID</text:p>
          </table:table-cell>
          <table:table-cell table:style-name="ce2" office:value-type="string">
            <text:p>Cont. ID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string">
            <text:p>School</text:p>
          </table:table-cell>
          <table:table-cell table:number-columns-repeated="3"/>
          <table:table-cell office:value-type="string">
            <text:p>ClassPupi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Address</text:p>
          </table:table-cell>
          <table:table-cell/>
          <table:table-cell table:style-name="ce2" office:value-type="string">
            <text:p>ClassID</text:p>
          </table:table-cell>
          <table:table-cell table:style-name="ce2" office:value-type="string">
            <text:p>PupilID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Teacher</text:p>
          </table:table-cell>
          <table:table-cell table:number-columns-repeated="9"/>
          <table:table-cell office:value-type="string">
            <text:p>Pupil/Indep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Birthdate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RegistrationDate</text:p>
          </table:table-cell>
          <table:table-cell table:style-name="ce4" office:value-type="string">
            <text:p>Telephone#</text:p>
          </table:table-cell>
          <table:table-cell table:style-name="ce4" office:value-type="string">
            <text:p>Address</text:p>
          </table:table-cell>
          <table:table-cell table:style-name="ce4" office:value-type="string">
            <text:p>Preferred Language</text:p>
          </table:table-cell>
          <table:table-cell/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Birthdate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Registration Date</text:p>
          </table:table-cell>
          <table:table-cell table:style-name="ce4" office:value-type="string">
            <text:p>Preferred Language</text:p>
          </table:table-cell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>
            <text:p>Organizer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Birthdate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RegistrationDate</text:p>
          </table:table-cell>
          <table:table-cell table:style-name="ce4" office:value-type="string">
            <text:p>Preferred Language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Admin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Birthdate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RegistrationDate</text:p>
          </table:table-cell>
          <table:table-cell table:style-name="ce4" office:value-type="string">
            <text:p>Preferred Language</text:p>
          </table:table-cell>
          <table:table-cell table:number-columns-repeated="12"/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3-05T19:41:42</dc:date>
    <dc:creator>Jens Rammant</dc:creator>
    <meta:editing-duration>PT12M32S</meta:editing-duration>
    <meta:editing-cycles>1</meta:editing-cycles>
    <meta:document-statistic meta:table-count="1" meta:cell-count="91" meta:object-count="22"/>
    <meta:generator>LibreOffice/3.6$Linux_X86_64 LibreOffice_project/360m1$Build-2</meta:generator>
  </office:meta>
</office:document-meta>
</file>